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list-style-name="L1"/>
    <style:style style:name="P4" style:family="paragraph" style:parent-style-name="Text_20_body" style:list-style-name="L2">
      <style:text-properties style:font-name="Times New Roman" fo:font-size="12pt" style:font-size-asian="12pt" style:font-size-complex="12pt"/>
    </style:style>
    <style:style style:name="P5" style:family="paragraph" style:parent-style-name="Text_20_body" style:list-style-name="L3">
      <style:text-properties style:font-name="Times New Roman" fo:font-size="12pt" style:font-size-asian="12pt" style:font-size-complex="12pt"/>
    </style:style>
    <style:style style:name="P6" style:family="paragraph" style:parent-style-name="Heading_20_1">
      <style:paragraph-properties fo:text-align="center" style:justify-single-word="false"/>
    </style:style>
    <style:style style:name="T1" style:family="text">
      <style:text-properties style:font-name="Times New Roman1" fo:font-size="12pt" fo:language="zxx" fo:country="none" style:font-name-asian="Times New Roman1" style:font-size-asian="12pt" style:font-name-complex="Times New Roman1" style:font-size-complex="12pt"/>
    </style:style>
    <style:style style:name="T2" style:family="text">
      <style:text-properties fo:language="zxx" fo:country="none" style:font-name-asian="Times New Roman1" style:font-name-complex="Times New Roman1"/>
    </style:style>
    <style:style style:name="T3" style:family="text">
      <style:text-properties style:font-name="Arial" fo:font-size="14pt" fo:language="zxx" fo:country="none" style:font-name-asian="Times New Roman1" style:font-size-asian="14pt" style:font-name-complex="Times New Roman1" style:font-size-complex="14pt"/>
    </style:style>
    <style:style style:name="T4" style:family="text">
      <style:text-properties fo:font-size="14pt" fo:language="zxx" fo:country="none" style:font-name-asian="Times New Roman1" style:font-size-asian="14pt" style:font-name-complex="Times New Roman1"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Kravspecifikation</text:h>
      <text:h text:style-name="Heading_20_2" text:outline-level="2">Aktörer</text:h>
      <text:h text:style-name="Heading_20_3" text:outline-level="3">Primära aktörer</text:h>
      <text:p text:style-name="P1">1 Servicebokare</text:p>
      <text:p text:style-name="Text_20_body">Vill snabbt och enkelt kunna lägga till nya kunder i registret samt lägga till nya serviceärenden i systemets kalender.</text:p>
      <text:p text:style-name="P1">2 Mekaniker</text:p>
      <text:p text:style-name="Text_20_body">Vill smidigt komma åt kalenderschemat för att se vad som behöver göras samt markera utförda arbeten som klara i kalendern.</text:p>
      <text:p text:style-name="P1">3 Arbetsledare</text:p>
      <text:p text:style-name="Text_20_body">Vill snabbt kunna skriva ut ett schema för de arbeten som skall utföras under dagen eller veckan.</text:p>
      <text:p text:style-name="P1">4 Kontorsarbetare</text:p>
      <text:p text:style-name="Text_20_body">Vill enkelt kunna kontrollera hur många timmar som lagts ner på en specifik service för att sedan kunna debitera kunder. Vill kunna söka antingen i kalender eller register efter kontaktuppgifter till kund för att kunna meddela denne om att servicen är klar och de kan hämta ut sin bil.</text:p>
      <text:p text:style-name="P1">5 Kund</text:p>
      <text:p text:style-name="Text_20_body">Vill snabbt få reda på när dennes bil kan servas samt ungefär hur länge det kan ta att laga den och därefter boka in en tid som passar.</text:p>
      <text:h text:style-name="Heading_20_2" text:outline-level="2">Sekundära aktörer</text:h>
      <text:p text:style-name="P1">Motorfordonsbyrån</text:p>
      <text:p text:style-name="P2">Kan möjligtvis användas för att få ut information om fordon med hjälp av endast registernummer, vilket skulle göra att registreringen av kundens fordon skulle gå betydligt snabbare.</text:p>
      <text:h text:style-name="Heading_20_2" text:outline-level="2">Funktionella krav</text:h>
      <text:h text:style-name="Heading_20_3" text:outline-level="3">Användningsfall</text:h>
      <text:list xml:id="list30678310" text:style-name="L1">
        <text:list-item>
          <text:p text:style-name="P3">Servicebokare<text:line-break/>AF 1.1 Registrera serviceärende<text:line-break/>AF 1.2 Lägga till ny kund i systemet</text:p>
        </text:list-item>
        <text:list-item>
          <text:p text:style-name="P3">Mekaniker<text:line-break/>AF 2.1 Läs schema<text:line-break/>AF 2.2 Markera service som slutförd</text:p>
        </text:list-item>
        <text:list-item>
          <text:p text:style-name="P3">Arbetsledare<text:line-break/>AF 3.1 Skriv ut schema<text:line-break/>AF 3.2 Ändra schema</text:p>
        </text:list-item>
        <text:list-item>
          <text:p text:style-name="P3">Kontorsarbetare<text:line-break/>AF 4.1 Läs ut hur många timmar som lagts ner på service<text:line-break/>AF 4.2 Meddela kund att service är utförd</text:p>
        </text:list-item>
        <text:list-item>
          <text:p text:style-name="P3"><text:soft-page-break/>Kund<text:line-break/>AF 5.1 Boka passlig ledig tid för service</text:p>
        </text:list-item>
      </text:list>
      <text:h text:style-name="Heading_20_2" text:outline-level="2">Ickefunktionella Krav</text:h>
      <text:h text:style-name="Heading_20_3" text:outline-level="3">Projektkrav</text:h>
      <text:p text:style-name="Text_20_body">PK 1 <text:span text:style-name="T1">Programvaran skall fungera på olika platformar som en offline web-applikation.</text:span></text:p>
      <text:h text:style-name="Heading_20_2" text:outline-level="2"><text:span text:style-name="T3">Beskrivning av användningsfall</text:span></text:h>
      <text:list xml:id="list31180934" text:style-name="L3">
        <text:list-item>
          <text:list>
            <text:list-item>
              <text:p text:style-name="P5"><text:span text:style-name="T2">Servicebokare vill lägga till ny kund i systemet. Systemet visar ett formulär där informationen skall fyllas i. Servicebokare fyller i informationen och systemet lägger till kunden i registret.</text:span></text:p>
            </text:list-item>
          </text:list>
        </text:list-item>
      </text:list>
      <text:list xml:id="list30738249" text:style-name="L2">
        <text:list-item>
          <text:list>
            <text:list-item>
              <text:p text:style-name="P4"><text:span text:style-name="T2">Kontorsarbetare öppnar kalender och letar sig fram till det serviceärende som skall debiteras, antingen genom att manuellt titta igenom kalendern eller genom att använda en sök-funktion för att hitta den service som är kopplad till den kund som skall debiteras. Om arbetet är utfört och mekanikern har registrerat detta med antal timmar som lagts ned så kan kontorsarbetaren då läsa ut antalet timmar och debitera kunde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10T13:06:33.62</meta:creation-date>
    <meta:generator>OpenOffice.org/3.2$Win32 OpenOffice.org_project/320m12$Build-9483</meta:generator>
    <dc:date>2013-12-12T11:02:14.21</dc:date>
    <meta:editing-duration>PT07H49M05S</meta:editing-duration>
    <meta:editing-cycles>7</meta:editing-cycles>
    <meta:document-statistic meta:table-count="0" meta:image-count="0" meta:object-count="0" meta:page-count="2" meta:paragraph-count="29" meta:word-count="363" meta:character-count="2241"/>
  </office:meta>
</office:document-meta>
</file>